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0870FC5E705A2864C4E.png" manifest:media-type="image/png"/>
  <manifest:file-entry manifest:full-path="Pictures/1000000100000558000002339B9E1462616F80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7874in" svg:y="0in" svg:width="8.2673in" svg:height="3.4028in" draw:z-index="0"><draw:image xlink:href="Pictures/1000000100000558000002339B9E1462616F80D8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8.2437in" svg:height="1.2055in" draw:z-index="1"><draw:image xlink:href="Pictures/100000010000039B000000870FC5E705A2864C4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9:46:47.240273813</meta:creation-date>
    <dc:date>2023-04-16T21:27:55.003834356</dc:date>
    <meta:editing-duration>PT1H41M10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